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2F43B87212705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86cm, 2.484cm, 12.921cm, 6.5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2cm" svg:height="23.599cm" svg:x="0.892cm" svg:y="1.892cm">
          <draw:image xlink:href="Pictures/10000000000005E8000007E002F43B87212705E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41:45.866925789</dc:date>
    <meta:editing-duration>PT3M3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